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>
      <style:paragraph-properties fo:text-align="end"/>
    </style:style>
    <style:style style:name="T6" style:parent-style-name="Domyślnaczcionkaakapitu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Proponowany tytuł historyjki</text:h>
      <text:p text:style-name="Standard">Pewnego dnia jakiś znajomy zatrzymał mnie i powiedział ze złością w głosie:</text:p>
      <text:list text:style-name="LFO1" text:continue-numbering="true">
        <text:list-item>
          <text:p text:style-name="P2">Co ty tutaj robisz miałeś być na zajęciach!</text:p>
        </text:list-item>
        <text:list-item>
          <text:p text:style-name="P3">Spojrzałem na niego ze zdziwieniem – Dzisiaj mamy godziny dziekańskie, czy ty znowu o tym zapomniałeś?</text:p>
        </text:list-item>
        <text:list-item>
          <text:p text:style-name="P4">Ah chyba tak. – Mój znajomy zawsze zapomina o takich rzeczach. Następnie każdy za nas poszedł w swoją stronę. Teraz przy każdym spotkaniu śmiejemy się z jego słabej pamięci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6">Radosław Tomsi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Nagłówek" style:next-style-name="Textbody" style:default-outline-level="3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5.827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</meta:initial-creator>
    <dc:creator>Tomsia Bartosz</dc:creator>
    <meta:creation-date>2012-04-03T09:54:00Z</meta:creation-date>
    <dc:date>2020-12-03T15:17:00Z</dc:date>
    <meta:template xlink:href="Normal.dotm" xlink:type="simple"/>
    <meta:editing-cycles>7</meta:editing-cycles>
    <meta:editing-duration>PT1020S</meta:editing-duration>
    <meta:document-statistic meta:page-count="1" meta:paragraph-count="1" meta:word-count="64" meta:character-count="450" meta:row-count="3" meta:non-whitespace-character-count="387"/>
  </office:meta>
</office:document-meta>
</file>